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652" officeooo:paragraph-rsid="0018c652"/>
    </style:style>
    <style:style style:name="P2" style:family="paragraph" style:parent-style-name="Standard">
      <style:paragraph-properties fo:text-align="start" style:justify-single-word="false"/>
      <style:text-properties officeooo:rsid="0018c652" officeooo:paragraph-rsid="0018c652"/>
    </style:style>
    <style:style style:name="P3" style:family="paragraph" style:parent-style-name="Standard">
      <style:paragraph-properties fo:text-align="start" style:justify-single-word="false"/>
      <style:text-properties officeooo:paragraph-rsid="0018c652"/>
    </style:style>
    <style:style style:name="P4" style:family="paragraph" style:parent-style-name="Standard">
      <style:paragraph-properties fo:text-align="start" style:justify-single-word="false"/>
      <style:text-properties officeooo:rsid="001c3a8b" officeooo:paragraph-rsid="001c3a8b"/>
    </style:style>
    <style:style style:name="P5" style:family="paragraph" style:parent-style-name="Standard">
      <style:paragraph-properties fo:text-align="start" style:justify-single-word="false"/>
      <style:text-properties officeooo:rsid="0018c652" officeooo:paragraph-rsid="0018c652"/>
    </style:style>
    <style:style style:name="P6" style:family="paragraph" style:parent-style-name="Standard">
      <style:paragraph-properties fo:text-align="start" style:justify-single-word="false"/>
      <style:text-properties officeooo:rsid="001c3a8b" officeooo:paragraph-rsid="001c3a8b"/>
    </style:style>
    <style:style style:name="P7" style:family="paragraph" style:parent-style-name="Standard">
      <style:paragraph-properties fo:text-align="start" style:justify-single-word="false"/>
      <style:text-properties officeooo:rsid="001cf5fd" officeooo:paragraph-rsid="001cf5fd"/>
    </style:style>
    <style:style style:name="P8" style:family="paragraph" style:parent-style-name="Standard">
      <style:paragraph-properties fo:text-align="start" style:justify-single-word="false"/>
      <style:text-properties officeooo:rsid="001e2ff5" officeooo:paragraph-rsid="001e2ff5"/>
    </style:style>
    <style:style style:name="P9" style:family="paragraph" style:parent-style-name="Standard">
      <style:paragraph-properties fo:text-align="center" style:justify-single-word="false"/>
      <style:text-properties officeooo:rsid="001e2ff5" officeooo:paragraph-rsid="001e2ff5"/>
    </style:style>
    <style:style style:name="T1" style:family="text">
      <style:text-properties officeooo:rsid="001e2f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1<text:span text:style-name="T1"> y 2</text:span></text:p>
      <text:p text:style-name="P2">Creaccion del proyecto.</text:p>
      <text:p text:style-name="P2">Nos centraremos en crear la parte de auth de usuario, base de datos y el usuario si da tiempo.</text:p>
      <text:p text:style-name="P2"/>
      <text:p text:style-name="P2">Empezamos creando estructura de carpetas y instalando paquetes.</text:p>
      <text:p text:style-name="P2"/>
      <text:p text:style-name="P2">Necesitamos nodemon, express y express-validator por ahora.</text:p>
      <text:p text:style-name="P3"/>
      <text:p text:style-name="P4">Empezamos creando la configuracion de la DB, el server, las .env y llamamos al server desde app.js</text:p>
      <text:p text:style-name="P4"/>
      <text:p text:style-name="P8">Una vez hemos terminado la creacion de los modelos de las entidades, estructura de las carpetas, git, probado conexion a BD empezamos con el login.</text:p>
      <text:p text:style-name="P8"/>
      <text:p text:style-name="P9">Dia 3</text:p>
      <text:p text:style-name="P9"/>
      <text:p text:style-name="P7">Ahora vamos a empezar con el login, para ello vamos a crear un helper que generar el jwt una vez nos hemos logueado.</text:p>
      <text:p text:style-name="P7"/>
      <text:p text:style-name="P7">El helpers/generate-jwt le pasamos un id de usuario,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7:34:54.450663501</meta:creation-date>
    <meta:generator>LibreOffice/6.4.7.2$Linux_X86_64 LibreOffice_project/40$Build-2</meta:generator>
    <dc:date>2023-05-07T13:43:27.431977659</dc:date>
    <meta:editing-duration>PT2H35M55S</meta:editing-duration>
    <meta:editing-cycles>2</meta:editing-cycles>
    <meta:document-statistic meta:table-count="0" meta:image-count="0" meta:object-count="0" meta:page-count="1" meta:paragraph-count="10" meta:word-count="116" meta:character-count="667" meta:non-whitespace-character-count="560"/>
  </office:meta>
</office:document-meta>
</file>